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1" style:master-page-name="MP0" style:family="paragraph">
      <style:paragraph-properties/>
      <style:text-properties fo:language="en" fo:country="GB"/>
    </style:style>
    <style:style style:name="P2" style:parent-style-name="Heading2" style:family="paragraph">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Normal" style:family="paragraph">
      <style:text-properties fo:language="en" fo:country="GB"/>
    </style:style>
    <style:style style:name="P6" style:parent-style-name="Normal" style:family="paragraph">
      <style:text-properties fo:language="en" fo:country="GB"/>
    </style:style>
    <style:style style:name="P7" style:parent-style-name="Normal" style:family="paragraph">
      <style:text-properties fo:language="en" fo:country="GB"/>
    </style:style>
    <style:style style:name="P8" style:parent-style-name="Normal" style:family="paragraph">
      <style:text-properties fo:language="en" fo:country="GB"/>
    </style:style>
    <style:style style:name="P9" style:parent-style-name="Normal" style:family="paragraph">
      <style:text-properties fo:language="en" fo:country="GB"/>
    </style:style>
    <style:style style:name="P10" style:parent-style-name="Normal" style:family="paragraph">
      <style:text-properties fo:language="en" fo:country="GB"/>
    </style:style>
    <style:style style:name="P11" style:parent-style-name="Normal" style:family="paragraph">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P16" style:parent-style-name="Normal" style:family="paragraph">
      <style:text-properties fo:language="en" fo:country="GB"/>
    </style:style>
    <style:style style:name="P17" style:parent-style-name="Normal" style:family="paragraph">
      <style:text-properties fo:language="en" fo:country="GB"/>
    </style:style>
    <style:style style:name="P18" style:parent-style-name="Normal" style:family="paragraph">
      <style:text-properties fo:language="en" fo:country="GB"/>
    </style:style>
    <style:style style:name="P19" style:parent-style-name="Normal" style:family="paragraph">
      <style:text-properties fo:language="en" fo:country="GB"/>
    </style:style>
    <style:style style:name="P20" style:parent-style-name="Normal" style:family="paragraph">
      <style:text-properties fo:language="en" fo:country="GB"/>
    </style:style>
    <style:style style:name="P21" style:parent-style-name="Normal" style:family="paragraph">
      <style:text-properties fo:language="en" fo:country="GB"/>
    </style:style>
    <style:style style:name="P22" style:parent-style-name="Normal" style:family="paragraph">
      <style:text-properties fo:language="en" fo:country="GB"/>
    </style:style>
    <style:style style:name="P23" style:parent-style-name="Normal" style:family="paragraph">
      <style:text-properties fo:language="en" fo:country="GB"/>
    </style:style>
    <style:style style:name="P24" style:parent-style-name="Normal" style:family="paragraph">
      <style:text-properties fo:language="en" fo:country="GB"/>
    </style:style>
    <style:style style:name="P25" style:parent-style-name="Normal" style:family="paragraph">
      <style:text-properties fo:language="en" fo:country="GB"/>
    </style:style>
    <style:style style:name="P26" style:parent-style-name="Normal" style:family="paragraph">
      <style:text-properties fo:language="en" fo:country="GB"/>
    </style:style>
    <style:style style:name="P27" style:parent-style-name="Normal" style:family="paragraph">
      <style:text-properties fo:language="en" fo:country="GB"/>
    </style:style>
    <style:style style:name="P28" style:parent-style-name="Normal" style:family="paragraph">
      <style:text-properties fo:language="en" fo:country="GB"/>
    </style:style>
    <style:style style:name="P29" style:parent-style-name="Normal" style:family="paragraph">
      <style:text-properties fo:language="en" fo:country="GB"/>
    </style:style>
    <style:style style:name="P30" style:parent-style-name="Normal" style:family="paragraph">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P33" style:parent-style-name="Normal" style:family="paragraph">
      <style:text-properties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P36" style:parent-style-name="Normal" style:family="paragraph">
      <style:text-properties fo:language="en" fo:country="GB"/>
    </style:style>
    <style:style style:name="P37" style:parent-style-name="Normal" style:family="paragraph">
      <style:text-properties fo:language="en" fo:country="GB"/>
    </style:style>
    <style:style style:name="P38" style:parent-style-name="Normal" style:family="paragraph">
      <style:text-properties fo:language="en" fo:country="GB"/>
    </style:style>
    <style:style style:name="P39" style:parent-style-name="Normal" style:family="paragraph">
      <style:text-properties fo:language="en" fo:country="GB"/>
    </style:style>
    <style:style style:name="P40" style:parent-style-name="Normal" style:family="paragraph">
      <style:text-properties fo:language="en" fo:country="GB"/>
    </style:style>
    <style:style style:name="P41" style:parent-style-name="Normal" style:family="paragraph">
      <style:text-properties fo:language="en" fo:country="GB"/>
    </style:style>
    <style:style style:name="P42" style:parent-style-name="Normal" style:family="paragraph">
      <style:text-properties fo:language="en" fo:country="GB"/>
    </style:style>
    <style:style style:name="P43" style:parent-style-name="Normal" style:family="paragraph">
      <style:text-properties fo:language="en" fo:country="GB"/>
    </style:style>
    <style:style style:name="P44" style:parent-style-name="Normal" style:family="paragraph">
      <style:text-properties fo:language="en" fo:country="GB"/>
    </style:style>
    <style:style style:name="P45" style:parent-style-name="Normal" style:family="paragraph">
      <style:text-properties fo:language="en" fo:country="GB"/>
    </style:style>
    <style:style style:name="P46" style:parent-style-name="Normal" style:family="paragraph">
      <style:text-properties fo:language="en" fo:country="GB"/>
    </style:style>
    <style:style style:name="P47" style:parent-style-name="Normal" style:family="paragraph">
      <style:text-properties fo:language="en" fo:country="GB"/>
    </style:style>
    <style:style style:name="P48" style:parent-style-name="Normal" style:family="paragraph">
      <style:text-properties fo:language="en" fo:country="GB"/>
    </style:style>
    <style:style style:name="P49" style:parent-style-name="Normal" style:family="paragraph">
      <style:text-properties fo:language="en" fo:country="GB"/>
    </style:style>
    <style:style style:name="P50" style:parent-style-name="Normal" style:family="paragraph">
      <style:text-properties fo:language="en" fo:country="GB"/>
    </style:style>
    <style:style style:name="P51" style:parent-style-name="Normal" style:family="paragraph">
      <style:text-properties fo:language="en" fo:country="GB"/>
    </style:style>
    <style:style style:name="P52" style:parent-style-name="Normal" style:family="paragraph">
      <style:text-properties fo:language="en" fo:country="GB"/>
    </style:style>
    <style:style style:name="P53" style:parent-style-name="Normal" style:family="paragraph">
      <style:text-properties fo:language="en" fo:country="GB"/>
    </style:style>
    <style:style style:name="P54" style:parent-style-name="Normal" style:family="paragraph">
      <style:text-properties fo:language="en" fo:country="GB"/>
    </style:style>
    <style:style style:name="P55" style:parent-style-name="Normal" style:family="paragraph">
      <style:text-properties fo:language="en" fo:country="GB"/>
    </style:style>
    <style:style style:name="P56" style:parent-style-name="Normal" style:family="paragraph">
      <style:text-properties fo:language="en" fo:country="GB"/>
    </style:style>
    <style:style style:name="P57" style:parent-style-name="Normal" style:family="paragraph">
      <style:text-properties fo:language="en" fo:country="GB"/>
    </style:style>
    <style:style style:name="P58" style:parent-style-name="Normal" style:family="paragraph">
      <style:text-properties fo:language="en" fo:country="GB"/>
    </style:style>
    <style:style style:name="P59" style:parent-style-name="Normal" style:family="paragraph">
      <style:text-properties fo:language="en" fo:country="GB"/>
    </style:style>
    <style:style style:name="P60" style:parent-style-name="Normal" style:family="paragraph">
      <style:text-properties fo:language="en" fo:country="GB"/>
    </style:style>
    <style:style style:name="P61" style:parent-style-name="Normal" style:family="paragraph">
      <style:text-properties fo:language="en" fo:country="GB"/>
    </style:style>
    <style:style style:name="P62" style:parent-style-name="Normal" style:family="paragraph">
      <style:text-properties fo:language="en" fo:country="GB"/>
    </style:style>
    <style:style style:name="P63" style:parent-style-name="Normal" style:family="paragraph">
      <style:text-properties fo:language="en" fo:country="GB"/>
    </style:style>
    <style:style style:name="P64" style:parent-style-name="Normal" style:family="paragraph">
      <style:text-properties fo:language="en" fo:country="GB"/>
    </style:style>
    <style:style style:name="P65" style:parent-style-name="Normal" style:family="paragraph">
      <style:text-properties fo:language="en" fo:country="GB"/>
    </style:style>
    <style:style style:name="P66" style:parent-style-name="Normal" style:family="paragraph">
      <style:text-properties fo:language="en" fo:country="GB"/>
    </style:style>
    <style:style style:name="P67" style:parent-style-name="Normal" style:family="paragraph">
      <style:text-properties fo:language="en" fo:country="GB"/>
    </style:style>
    <style:style style:name="P68" style:parent-style-name="Normal" style:family="paragraph">
      <style:text-properties fo:language="en" fo:country="GB"/>
    </style:style>
    <style:style style:name="P69" style:parent-style-name="Normal" style:family="paragraph">
      <style:text-properties fo:language="en" fo:country="GB"/>
    </style:style>
    <style:style style:name="P70" style:parent-style-name="Normal" style:family="paragraph">
      <style:text-properties fo:language="en" fo:country="GB"/>
    </style:style>
    <style:style style:name="P71" style:parent-style-name="Normal" style:family="paragraph">
      <style:text-properties fo:language="en" fo:country="GB"/>
    </style:style>
    <style:style style:name="P72" style:parent-style-name="Normal" style:family="paragraph">
      <style:text-properties fo:language="en" fo:country="GB"/>
    </style:style>
    <style:style style:name="P73" style:parent-style-name="Normal" style:family="paragraph">
      <style:text-properties fo:language="en" fo:country="GB"/>
    </style:style>
    <style:style style:name="P74" style:parent-style-name="Normal" style:family="paragraph">
      <style:text-properties fo:language="en" fo:country="GB"/>
    </style:style>
    <style:style style:name="P75" style:parent-style-name="Normal" style:family="paragraph">
      <style:text-properties fo:language="en" fo:country="GB"/>
    </style:style>
    <style:style style:name="P76" style:parent-style-name="Normal" style:family="paragraph">
      <style:text-properties fo:language="en" fo:country="GB"/>
    </style:style>
    <style:style style:name="P77" style:parent-style-name="Normal" style:family="paragraph">
      <style:text-properties fo:language="en" fo:country="GB"/>
    </style:style>
    <style:style style:name="P78" style:parent-style-name="Normal" style:family="paragraph">
      <style:text-properties fo:language="en" fo:country="GB"/>
    </style:style>
    <style:style style:name="P79" style:parent-style-name="Normal" style:family="paragraph">
      <style:text-properties fo:language="en" fo:country="GB"/>
    </style:style>
    <style:style style:name="P80" style:parent-style-name="Normal" style:family="paragraph">
      <style:text-properties fo:language="en" fo:country="GB"/>
    </style:style>
    <style:style style:name="P81" style:parent-style-name="Normal" style:family="paragraph">
      <style:text-properties fo:language="en" fo:country="GB"/>
    </style:style>
    <style:style style:name="P82" style:parent-style-name="Normal" style:family="paragraph">
      <style:text-properties fo:language="en" fo:country="GB"/>
    </style:style>
    <style:style style:name="P83" style:parent-style-name="Normal" style:family="paragraph">
      <style:text-properties fo:language="en" fo:country="GB"/>
    </style:style>
    <style:style style:name="P84" style:parent-style-name="Normal" style:family="paragraph">
      <style:text-properties fo:language="en" fo:country="GB"/>
    </style:style>
    <style:style style:name="P85" style:parent-style-name="Normal" style:family="paragraph">
      <style:text-properties fo:language="en" fo:country="GB"/>
    </style:style>
    <style:style style:name="P86" style:parent-style-name="Normal" style:family="paragraph">
      <style:text-properties fo:language="en" fo:country="GB"/>
    </style:style>
    <style:style style:name="P87" style:parent-style-name="Normal" style:family="paragraph">
      <style:text-properties fo:language="en" fo:country="GB"/>
    </style:style>
    <style:style style:name="P88" style:parent-style-name="Normal" style:family="paragraph">
      <style:text-properties fo:language="en" fo:country="GB"/>
    </style:style>
    <style:style style:name="P89" style:parent-style-name="Normal" style:family="paragraph">
      <style:text-properties fo:language="en" fo:country="GB"/>
    </style:style>
    <style:style style:name="P90" style:parent-style-name="Normal" style:family="paragraph">
      <style:text-properties fo:language="en" fo:country="GB"/>
    </style:style>
    <style:style style:name="P91" style:parent-style-name="Normal" style:family="paragraph">
      <style:text-properties fo:language="en" fo:country="GB"/>
    </style:style>
    <style:style style:name="P92" style:parent-style-name="Normal" style:family="paragraph">
      <style:text-properties fo:language="en" fo:country="GB"/>
    </style:style>
    <style:style style:name="P93" style:parent-style-name="Normal" style:family="paragraph">
      <style:text-properties fo:language="en" fo:country="GB"/>
    </style:style>
    <style:style style:name="P94" style:parent-style-name="Normal" style:family="paragraph">
      <style:text-properties fo:language="en" fo:country="GB"/>
    </style:style>
    <style:style style:name="P95" style:parent-style-name="Normal" style:family="paragraph">
      <style:text-properties fo:language="en" fo:country="GB"/>
    </style:style>
    <style:style style:name="P96" style:parent-style-name="Normal" style:family="paragraph">
      <style:text-properties fo:language="en" fo:country="GB"/>
    </style:style>
    <style:style style:name="P97" style:parent-style-name="Normal" style:family="paragraph">
      <style:text-properties fo:language="en" fo:country="GB"/>
    </style:style>
    <style:style style:name="P98" style:parent-style-name="Normal" style:family="paragraph">
      <style:text-properties fo:language="en" fo:country="GB"/>
    </style:style>
    <style:style style:name="P99" style:parent-style-name="Normal" style:family="paragraph">
      <style:text-properties fo:language="en" fo:country="GB"/>
    </style:style>
    <style:style style:name="P100" style:parent-style-name="Normal" style:family="paragraph">
      <style:text-properties fo:language="en" fo:country="GB"/>
    </style:style>
    <style:style style:name="P101" style:parent-style-name="Normal" style:family="paragraph">
      <style:text-properties fo:language="en" fo:country="GB"/>
    </style:style>
    <style:style style:name="P102" style:parent-style-name="Normal" style:family="paragraph">
      <style:text-properties fo:language="en" fo:country="GB"/>
    </style:style>
    <style:style style:name="P103" style:parent-style-name="Normal" style:family="paragraph">
      <style:text-properties fo:language="en" fo:country="GB"/>
    </style:style>
    <style:style style:name="P104" style:parent-style-name="Normal" style:family="paragraph">
      <style:text-properties fo:language="en" fo:country="GB"/>
    </style:style>
    <style:style style:name="P105" style:parent-style-name="Normal" style:family="paragraph">
      <style:text-properties fo:language="en" fo:country="GB"/>
    </style:style>
    <style:style style:name="P106" style:parent-style-name="Normal" style:family="paragraph">
      <style:text-properties fo:language="en" fo:country="GB"/>
    </style:style>
    <style:style style:name="P107" style:parent-style-name="Normal" style:family="paragraph">
      <style:text-properties fo:language="en" fo:country="GB"/>
    </style:style>
    <style:style style:name="P108" style:parent-style-name="Normal" style:family="paragraph">
      <style:text-properties fo:language="en" fo:country="GB"/>
    </style:style>
    <style:style style:name="P109" style:parent-style-name="Normal" style:family="paragraph">
      <style:text-properties fo:language="en" fo:country="GB"/>
    </style:style>
    <style:style style:name="P110" style:parent-style-name="Normal" style:family="paragraph">
      <style:text-properties fo:language="en" fo:country="GB"/>
    </style:style>
    <style:style style:name="P111" style:parent-style-name="Normal" style:family="paragraph">
      <style:text-properties fo:language="en" fo:country="GB"/>
    </style:style>
    <style:style style:name="P112" style:parent-style-name="Normal" style:family="paragraph">
      <style:text-properties fo:language="en" fo:country="GB"/>
    </style:style>
    <style:style style:name="P113" style:parent-style-name="Normal" style:family="paragraph">
      <style:text-properties fo:language="en" fo:country="GB"/>
    </style:style>
    <style:style style:name="P114" style:parent-style-name="Normal" style:family="paragraph">
      <style:text-properties fo:language="en" fo:country="GB"/>
    </style:style>
    <style:style style:name="P115" style:parent-style-name="Normal" style:family="paragraph">
      <style:text-properties fo:language="en" fo:country="GB"/>
    </style:style>
    <style:style style:name="P116" style:parent-style-name="Normal" style:family="paragraph">
      <style:text-properties fo:language="en" fo:country="GB"/>
    </style:style>
    <style:style style:name="P117" style:parent-style-name="Normal" style:family="paragraph">
      <style:text-properties fo:language="en" fo:country="GB"/>
    </style:style>
    <style:style style:name="P118" style:parent-style-name="Normal" style:family="paragraph">
      <style:text-properties fo:language="en" fo:country="GB"/>
    </style:style>
    <style:style style:name="P119" style:parent-style-name="Normal" style:family="paragraph">
      <style:text-properties fo:language="en" fo:country="GB"/>
    </style:style>
    <style:style style:name="P120" style:parent-style-name="Normal" style:family="paragraph">
      <style:text-properties fo:language="en" fo:country="GB"/>
    </style:style>
    <style:style style:name="P121" style:parent-style-name="Normal" style:family="paragraph">
      <style:text-properties fo:language="en" fo:country="GB"/>
    </style:style>
    <style:style style:name="P122" style:parent-style-name="Normal" style:family="paragraph">
      <style:text-properties fo:language="en" fo:country="GB"/>
    </style:style>
    <style:style style:name="P123" style:parent-style-name="Normal" style:family="paragraph">
      <style:text-properties fo:language="en" fo:country="GB"/>
    </style:style>
    <style:style style:name="P124" style:parent-style-name="Normal" style:family="paragraph">
      <style:text-properties fo:language="en" fo:country="GB"/>
    </style:style>
    <style:style style:name="P125" style:parent-style-name="Normal" style:family="paragraph">
      <style:text-properties fo:language="en" fo:country="GB"/>
    </style:style>
    <style:style style:name="P126" style:parent-style-name="Normal" style:family="paragraph">
      <style:text-properties fo:language="en" fo:country="GB"/>
    </style:style>
    <style:style style:name="P127" style:parent-style-name="Normal" style:family="paragraph">
      <style:text-properties fo:language="en" fo:country="GB"/>
    </style:style>
    <style:style style:name="P128" style:parent-style-name="Normal" style:family="paragraph">
      <style:text-properties fo:language="en" fo:country="GB"/>
    </style:style>
    <style:style style:name="P129" style:parent-style-name="Normal" style:family="paragraph">
      <style:text-properties fo:language="en" fo:country="GB"/>
    </style:style>
    <style:style style:name="P130" style:parent-style-name="Normal" style:family="paragraph">
      <style:text-properties fo:language="en" fo:country="GB"/>
    </style:style>
    <style:style style:name="P131" style:parent-style-name="Normal" style:family="paragraph">
      <style:text-properties fo:language="en" fo:country="GB"/>
    </style:style>
    <style:style style:name="P132" style:parent-style-name="Normal" style:family="paragraph">
      <style:text-properties fo:language="en" fo:country="GB"/>
    </style:style>
    <style:style style:name="P133" style:parent-style-name="Normal" style:family="paragraph">
      <style:text-properties fo:language="en" fo:country="GB"/>
    </style:style>
    <style:style style:name="P134" style:parent-style-name="Normal" style:family="paragraph">
      <style:text-properties fo:language="en" fo:country="GB"/>
    </style:style>
    <style:style style:name="P135" style:parent-style-name="Normal" style:family="paragraph">
      <style:text-properties fo:language="en" fo:country="GB"/>
    </style:style>
    <style:style style:name="P136" style:parent-style-name="Normal" style:family="paragraph">
      <style:text-properties fo:language="en" fo:country="GB"/>
    </style:style>
    <style:style style:name="P137" style:parent-style-name="Normal" style:family="paragraph">
      <style:text-properties fo:language="en" fo:country="GB"/>
    </style:style>
    <style:style style:name="P138" style:parent-style-name="Normal" style:family="paragraph">
      <style:text-properties fo:language="en" fo:country="GB"/>
    </style:style>
    <style:style style:name="P139" style:parent-style-name="Normal" style:family="paragraph">
      <style:text-properties fo:language="en" fo:country="GB"/>
    </style:style>
    <style:style style:name="P140" style:parent-style-name="Normal" style:family="paragraph">
      <style:text-properties fo:language="en" fo:country="GB"/>
    </style:style>
    <style:style style:name="P141" style:parent-style-name="Normal" style:family="paragraph">
      <style:text-properties fo:language="en" fo:country="GB"/>
    </style:style>
    <style:style style:name="P142" style:parent-style-name="Normal" style:family="paragraph">
      <style:text-properties fo:language="en" fo:country="GB"/>
    </style:style>
    <style:style style:name="P143" style:parent-style-name="Normal" style:family="paragraph">
      <style:text-properties fo:language="en" fo:country="GB"/>
    </style:style>
    <style:style style:name="P144" style:parent-style-name="Normal" style:family="paragraph">
      <style:text-properties fo:language="en" fo:country="GB"/>
    </style:style>
    <style:style style:name="P145" style:parent-style-name="Normal" style:family="paragraph">
      <style:text-properties fo:language="en" fo:country="GB"/>
    </style:style>
    <style:style style:name="P146" style:parent-style-name="Normal" style:family="paragraph">
      <style:text-properties fo:language="en" fo:country="GB"/>
    </style:style>
    <style:style style:name="P147" style:parent-style-name="Normal" style:family="paragraph">
      <style:text-properties fo:language="en" fo:country="GB"/>
    </style:style>
    <style:style style:name="P148" style:parent-style-name="Normal" style:family="paragraph">
      <style:text-properties fo:language="en" fo:country="GB"/>
    </style:style>
    <style:style style:name="P149" style:parent-style-name="Normal" style:family="paragraph">
      <style:text-properties fo:language="en" fo:country="GB"/>
    </style:style>
    <style:style style:name="P150" style:parent-style-name="Normal" style:family="paragraph">
      <style:text-properties fo:language="en" fo:country="GB"/>
    </style:style>
    <style:style style:name="P151" style:parent-style-name="Normal" style:family="paragraph">
      <style:text-properties fo:language="en" fo:country="GB"/>
    </style:style>
    <style:style style:name="P152" style:parent-style-name="Normal" style:family="paragraph">
      <style:text-properties fo:language="en" fo:country="GB"/>
    </style:style>
    <style:style style:name="P153" style:parent-style-name="Normal" style:family="paragraph">
      <style:text-properties fo:language="en" fo:country="GB"/>
    </style:style>
    <style:style style:name="P154" style:parent-style-name="Normal" style:family="paragraph">
      <style:text-properties fo:language="en" fo:country="GB"/>
    </style:style>
    <style:style style:name="P155" style:parent-style-name="Normal" style:family="paragraph">
      <style:text-properties fo:language="en" fo:country="GB"/>
    </style:style>
    <style:style style:name="P156" style:parent-style-name="Normal" style:family="paragraph">
      <style:text-properties fo:language="en" fo:country="GB"/>
    </style:style>
    <style:style style:name="P157" style:parent-style-name="Normal" style:family="paragraph">
      <style:text-properties fo:language="en" fo:country="GB"/>
    </style:style>
    <style:style style:name="P158" style:parent-style-name="Normal" style:family="paragraph">
      <style:text-properties fo:language="en" fo:country="GB"/>
    </style:style>
    <style:style style:name="P159" style:parent-style-name="Normal" style:family="paragraph">
      <style:text-properties fo:language="en" fo:country="GB"/>
    </style:style>
    <style:style style:name="P160" style:parent-style-name="Normal" style:family="paragraph">
      <style:text-properties fo:language="en" fo:country="GB"/>
    </style:style>
    <style:style style:name="P161" style:parent-style-name="Normal" style:family="paragraph">
      <style:text-properties fo:language="en" fo:country="GB"/>
    </style:style>
    <style:style style:name="P162" style:parent-style-name="Normal" style:family="paragraph">
      <style:text-properties fo:language="en" fo:country="GB"/>
    </style:style>
    <style:style style:name="P163" style:parent-style-name="Normal" style:family="paragraph">
      <style:text-properties fo:language="en" fo:country="GB"/>
    </style:style>
    <style:style style:name="T164" style:parent-style-name="DefaultParagraphFont" style:family="text">
      <style:text-properties fo:language="en" fo:country="GB"/>
    </style:style>
    <style:style style:name="T165" style:parent-style-name="DefaultParagraphFont" style:family="text">
      <style:text-properties fo:language="en" fo:country="GB"/>
    </style:style>
    <style:style style:name="T166" style:parent-style-name="DefaultParagraphFont" style:family="text">
      <style:text-properties fo:language="en" fo:country="GB"/>
    </style:style>
    <style:style style:name="T167" style:parent-style-name="DefaultParagraphFont" style:family="text">
      <style:text-properties fo:language="en" fo:country="GB"/>
    </style:style>
  </office:automatic-styles>
  <office:body>
    <office:text text:use-soft-page-breaks="true">
      <text:h text:style-name="P1" text:outline-level="1">Excercise set 4 DATA.STAT.840 Statistical Methods for Text Data Analysis</text:h>
      <text:h text:style-name="P2" text:outline-level="2">Exercise 4.1 (code in wizard_of_oz_paragraph_clustering.ipynb)</text:h>
      <text:p text:style-name="P3">e) output</text:p>
      <text:p text:style-name="P4">Component 1:<text:s/></text:p>
      <text:p text:style-name="P5"><text:s/>Word: filled, Mean: -0.06457164461045614</text:p>
      <text:p text:style-name="P6"><text:s/>Word: moment, Mean: -0.036145074550450386</text:p>
      <text:p text:style-name="P7"><text:s/>Word: farther, Mean: -0.03488367206971606</text:p>
      <text:p text:style-name="P8"><text:s/>Word: roar, Mean: -0.03299978414357848</text:p>
      <text:p text:style-name="P9"><text:s/>Word: therefore, Mean: -0.03151243791427761</text:p>
      <text:p text:style-name="P10"><text:s/>Word: decided, Mean: -0.030860575719083013</text:p>
      <text:p text:style-name="P11"><text:s/>Word: truck, Mean: -0.029700112286799273</text:p>
      <text:p text:style-name="P12"><text:s/>Word: ball, Mean: -0.027501210284568627</text:p>
      <text:p text:style-name="P13"><text:s/>Word: raft, Mean: -0.026108235112982218</text:p>
      <text:p text:style-name="P14"><text:s/>Word: henry, Mean: -0.024303709814944643</text:p>
      <text:p text:style-name="P15"/>
      <text:p text:style-name="P16">Component 2:<text:s/></text:p>
      <text:p text:style-name="P17"><text:s/>Word: better, Mean: -0.014225474998527903</text:p>
      <text:p text:style-name="P18"><text:s/>Word: saved, Mean: -0.014018312065222445</text:p>
      <text:p text:style-name="P19"><text:s/>Word: high, Mean: -0.009564705902734115</text:p>
      <text:p text:style-name="P20"><text:s/>Word: ate, Mean: -0.008579755754774218</text:p>
      <text:p text:style-name="P21"><text:s/>Word: middle, Mean: -0.008135012484806583</text:p>
      <text:p text:style-name="P22"><text:s/>Word: long, Mean: -0.007356369719796211</text:p>
      <text:p text:style-name="P23"><text:s/>Word: leg, Mean: -0.007083559945306754</text:p>
      <text:p text:style-name="P24"><text:s/>Word: seeing, Mean: -0.006604067718076564</text:p>
      <text:p text:style-name="P25"><text:s/>Word: forward, Mean: -0.006536011946629035</text:p>
      <text:p text:style-name="P26"><text:s/>Word: cupboard, Mean: -0.006119229195620855</text:p>
      <text:p text:style-name="P27"/>
      <text:p text:style-name="P28">Component 3:<text:s/></text:p>
      <text:soft-page-break/>
      <text:p text:style-name="P29"><text:s/>Word: obey, Mean: -0.046990246717337446</text:p>
      <text:p text:style-name="P30"><text:s/>Word: unless, Mean: -0.03697729190252889</text:p>
      <text:p text:style-name="P31"><text:s/>Word: went, Mean: -0.03069899111588699</text:p>
      <text:p text:style-name="P32"><text:s/>Word: understand, Mean: -0.030027947987198045</text:p>
      <text:p text:style-name="P33"><text:s/>Word: gray, Mean: -0.029923778148499686</text:p>
      <text:p text:style-name="P34"><text:s/>Word: bottom, Mean: -0.028811414628780417</text:p>
      <text:p text:style-name="P35"><text:s/>Word: fall, Mean: -0.02853852024144758</text:p>
      <text:p text:style-name="P36"><text:s/>Word: last, Mean: -0.028408658343026305</text:p>
      <text:p text:style-name="P37"><text:s/>Word: aunt, Mean: -0.028408658343026305</text:p>
      <text:p text:style-name="P38"><text:s/>Word: wait, Mean: -0.025694702573579226</text:p>
      <text:p text:style-name="P39"/>
      <text:p text:style-name="P40">Component 4:<text:s/></text:p>
      <text:p text:style-name="P41"><text:s/>Word: humbug, Mean: -0.04067132159120073</text:p>
      <text:p text:style-name="P42"><text:s/>Word: melted, Mean: -0.03962548153724803</text:p>
      <text:p text:style-name="P43"><text:s/>Word: bring, Mean: -0.03889821391710128</text:p>
      <text:p text:style-name="P44"><text:s/>Word: climbed, Mean: -0.03739262634840706</text:p>
      <text:p text:style-name="P45"><text:s/>Word: longer, Mean: -0.03718903991223085</text:p>
      <text:p text:style-name="P46"><text:s/>Word: badly, Mean: -0.0283161736949684</text:p>
      <text:p text:style-name="P47"><text:s/>Word: exclaimed, Mean: -0.027502453744644703</text:p>
      <text:p text:style-name="P48"><text:s/>Word: hear, Mean: -0.026986612869598806</text:p>
      <text:p text:style-name="P49"><text:s/>Word: thinking, Mean: -0.026639086403210232</text:p>
      <text:p text:style-name="P50"><text:s/>Word: leave, Mean: -0.026170636984126833</text:p>
      <text:p text:style-name="P51"/>
      <text:p text:style-name="P52">Component 5:<text:s/></text:p>
      <text:p text:style-name="P53"><text:s/>Word: keep, Mean: -0.04731226493597779</text:p>
      <text:p text:style-name="P54"><text:s/>Word: charm, Mean: -0.04000217205771187</text:p>
      <text:p text:style-name="P55"><text:s/>Word: thank, Mean: -0.03687337074184814</text:p>
      <text:p text:style-name="P56"><text:s/>Word: dead, Mean: -0.03312699049819356</text:p>
      <text:p text:style-name="P57"><text:s/>Word: dark, Mean: -0.03239101054600775</text:p>
      <text:p text:style-name="P58"><text:s/>Word: tinsmith, Mean: -0.032137770540864675</text:p>
      <text:p text:style-name="P59"><text:s/>Word: try, Mean: -0.02859450137711271</text:p>
      <text:soft-page-break/>
      <text:p text:style-name="P60"><text:s/>Word: queer, Mean: -0.02618358022138654</text:p>
      <text:p text:style-name="P61"><text:s/>Word: living, Mean: -0.025762573790663438</text:p>
      <text:p text:style-name="P62"><text:s/>Word: three, Mean: -0.024937761300226707</text:p>
      <text:p text:style-name="P63"/>
      <text:p text:style-name="P64">Component 6:<text:s/></text:p>
      <text:p text:style-name="P65"><text:s/>Word: golden, Mean: -0.050872735915167853</text:p>
      <text:p text:style-name="P66"><text:s/>Word: cry, Mean: -0.04749929947912927</text:p>
      <text:p text:style-name="P67"><text:s/>Word: bear, Mean: -0.03766234886136494</text:p>
      <text:p text:style-name="P68"><text:s/>Word: story, Mean: -0.03660330920517826</text:p>
      <text:p text:style-name="P69"><text:s/>Word: brick, Mean: -0.034609753370431526</text:p>
      <text:p text:style-name="P70"><text:s/>Word: found, Mean: -0.03359573097299769</text:p>
      <text:p text:style-name="P71"><text:s/>Word: queer, Mean: -0.02912688881789348</text:p>
      <text:p text:style-name="P72"><text:s/>Word: felt, Mean: -0.028829214484587754</text:p>
      <text:p text:style-name="P73"><text:s/>Word: eye, Mean: -0.024767901955713087</text:p>
      <text:p text:style-name="P74"><text:s/>Word: use, Mean: -0.024616085189984368</text:p>
      <text:p text:style-name="P75"/>
      <text:p text:style-name="P76">Component 7:<text:s/></text:p>
      <text:p text:style-name="P77"><text:s/>Word: full, Mean: -0.045182451804624595</text:p>
      <text:p text:style-name="P78"><text:s/>Word: followed, Mean: -0.04</text:p>
      <text:p text:style-name="P79"><text:s/>Word: till, Mean: -0.03583756278922607</text:p>
      <text:p text:style-name="P80"><text:s/>Word: party, Mean: -0.03540094675917905</text:p>
      <text:p text:style-name="P81"><text:s/>Word: men, Mean: -0.0345097310552794</text:p>
      <text:p text:style-name="P82"><text:s/>Word: magic, Mean: -0.032114628251194335</text:p>
      <text:p text:style-name="P83"><text:s/>Word: kind, Mean: -0.03000407916173772</text:p>
      <text:p text:style-name="P84"><text:s/>Word: harm, Mean: -0.026939454400853335</text:p>
      <text:p text:style-name="P85"><text:s/>Word: covered, Mean: -0.024568344953748694</text:p>
      <text:p text:style-name="P86"><text:s/>Word: decided, Mean: -0.024358892329262544</text:p>
      <text:p text:style-name="P87"/>
      <text:p text:style-name="P88">Component 8:<text:s/></text:p>
      <text:p text:style-name="P89"><text:s/>Word: brought, Mean: -0.053253187022866286</text:p>
      <text:p text:style-name="P90"><text:s/>Word: animal, Mean: -0.04041800374781622</text:p>
      <text:soft-page-break/>
      <text:p text:style-name="P91"><text:s/>Word: color, Mean: -0.03942813955258638</text:p>
      <text:p text:style-name="P92"><text:s/>Word: fence, Mean: -0.032462746149738</text:p>
      <text:p text:style-name="P93"><text:s/>Word: minute, Mean: -0.029371166869759092</text:p>
      <text:p text:style-name="P94"><text:s/>Word: used, Mean: -0.028194510235315665</text:p>
      <text:p text:style-name="P95"><text:s/>Word: grass, Mean: -0.02652229086688968</text:p>
      <text:p text:style-name="P96"><text:s/>Word: mark, Mean: -0.02472752150737501</text:p>
      <text:p text:style-name="P97"><text:s/>Word: unless, Mean: -0.02443739205734987</text:p>
      <text:p text:style-name="P98"><text:s/>Word: stuffed, Mean: -0.024030050098065997</text:p>
      <text:p text:style-name="P99"/>
      <text:p text:style-name="P100">Component 9:<text:s/></text:p>
      <text:p text:style-name="P101"><text:s/>Word: young, Mean: -0.05305733757481864</text:p>
      <text:p text:style-name="P102"><text:s/>Word: wind, Mean: -0.04562432498790004</text:p>
      <text:p text:style-name="P103"><text:s/>Word: fear, Mean: -0.04269371966666814</text:p>
      <text:p text:style-name="P104"><text:s/>Word: desert, Mean: -0.03720777634324984</text:p>
      <text:p text:style-name="P105"><text:s/>Word: wore, Mean: -0.027272727272758195</text:p>
      <text:p text:style-name="P106"><text:s/>Word: edge, Mean: -0.02503959136423534</text:p>
      <text:p text:style-name="P107"><text:s/>Word: rusted, Mean: -0.024699160291158467</text:p>
      <text:p text:style-name="P108"><text:s/>Word: bad, Mean: -0.02469290483187585</text:p>
      <text:p text:style-name="P109"><text:s/>Word: say, Mean: -0.024610061647178334</text:p>
      <text:p text:style-name="P110"><text:s/>Word: eat, Mean: -0.02331565840409636</text:p>
      <text:p text:style-name="P111"/>
      <text:p text:style-name="P112">Component 10:<text:s/></text:p>
      <text:p text:style-name="P113"><text:s/>Word: several, Mean: -0.07082882035332519</text:p>
      <text:p text:style-name="P114"><text:s/>Word: laughed, Mean: -0.043716808565570725</text:p>
      <text:p text:style-name="P115"><text:s/>Word: thought, Mean: -0.03578648599285266</text:p>
      <text:p text:style-name="P116"><text:s/>Word: part, Mean: -0.028428802105186366</text:p>
      <text:p text:style-name="P117"><text:s/>Word: four, Mean: -0.02650946029929785</text:p>
      <text:p text:style-name="P118"><text:s/>Word: shook, Mean: -0.025973434275113286</text:p>
      <text:p text:style-name="P119"><text:s/>Word: country, Mean: -0.025729115891781694</text:p>
      <text:p text:style-name="P120"><text:s/>Word: tried, Mean: -0.02542429678581164</text:p>
      <text:p text:style-name="P121"><text:s/>Word: sight, Mean: -0.023932817504718644</text:p>
      <text:soft-page-break/>
      <text:p text:style-name="P122"><text:s/>Word: saved, Mean: -0.023556816850458222</text:p>
      <text:p text:style-name="P123"/>
      <text:p text:style-name="P124">f) output<text:s/>Component 1:</text:p>
      <text:p text:style-name="P125">Document (Paragraph): dark wind howled horribly around dorothy found riding quite easily first whirl around one time house tipped badly felt rocked gently like baby cradle</text:p>
      <text:p text:style-name="P126">Highest Membership Probability: 1.0</text:p>
      <text:p text:style-name="P127"/>
      <text:p text:style-name="P128">Component 2:</text:p>
      <text:p text:style-name="P129">Document (Paragraph): chapter cyclone</text:p>
      <text:p text:style-name="P130">Highest Membership Probability: 1.0</text:p>
      <text:p text:style-name="P131"/>
      <text:p text:style-name="P132">Component 3:</text:p>
      <text:p text:style-name="P133">Document (Paragraph): quick dorothy screamed run cellar</text:p>
      <text:p text:style-name="P134">Highest Membership Probability: 1.0</text:p>
      <text:p text:style-name="P135"/>
      <text:p text:style-name="P136">Component 4:</text:p>
      <text:p text:style-name="P137">Document (Paragraph): uncle henry never laughed worked hard morning till night know joy gray also long beard rough boot looked stern solemn rarely spoke</text:p>
      <text:p text:style-name="P138">Highest Membership Probability: 1.0</text:p>
      <text:p text:style-name="P139"/>
      <text:p text:style-name="P140">Component 5:</text:p>
      <text:p text:style-name="P141">Document (Paragraph): awakened shock sudden severe dorothy lying soft bed might hurt jar made catch breath wonder happened toto put cold little nose face whined dismally dorothy sat noticed house moving dark bright sunshine came window flooding little room sprang bed toto heel ran opened door</text:p>
      <text:p text:style-name="P142">Highest Membership Probability: 1.0</text:p>
      <text:p text:style-name="P143"/>
      <text:p text:style-name="P144">Component 6:</text:p>
      <text:p text:style-name="P145">Document (Paragraph): aunt came live young pretty wife sun wind changed taken sparkle eye left sober gray taken red cheek lip gray also thin gaunt never smiled dorothy orphan first came aunt startled child laughter would scream press hand upon heart whenever dorothy merry voice reached ear still looked little girl wonder could find anything laugh</text:p>
      <text:p text:style-name="P146">Highest Membership Probability: 1.0</text:p>
      <text:p text:style-name="P147"/>
      <text:soft-page-break/>
      <text:p text:style-name="P148">Component 7:</text:p>
      <text:p text:style-name="P149">Document (Paragraph): three men one woman oddly dressed wore round hat rose small point foot head little bell around brim tinkled sweetly moved hat men blue little woman hat white wore white gown hung pleat shoulder sprinkled little star glistened sun like diamond men dressed blue shade hat wore well polished boot deep roll blue top men dorothy thought old uncle henry two beard little woman doubtless much older face covered wrinkle hair nearly white walked rather stiffly</text:p>
      <text:p text:style-name="P150">Highest Membership Probability: 1.0</text:p>
      <text:p text:style-name="P151"/>
      <text:p text:style-name="P152">Component 8:</text:p>
      <text:p text:style-name="P153">Document (Paragraph): dorothy lived midst great kansa prairie uncle henry farmer aunt farmer wife house small lumber build carried wagon many mile four wall floor roof made one room room contained rusty looking cookstove cupboard dish table three four chair bed uncle henry aunt big bed one corner dorothy little bed another corner garret cellar except small hole dug ground called cyclone cellar family could case one great whirlwind arose mighty enough crush building path reached trap door middle floor ladder led small dark hole</text:p>
      <text:p text:style-name="P154">Highest Membership Probability: 1.0</text:p>
      <text:p text:style-name="P155"/>
      <text:p text:style-name="P156">Component 9:</text:p>
      <text:p text:style-name="P157">Document (Paragraph): north south wind met house stood made exact center cyclone middle cyclone air generally still great pressure wind every side house raised higher higher top cyclone remained carried mile mile away easily could carry feather</text:p>
      <text:p text:style-name="P158">Highest Membership Probability: 1.0</text:p>
      <text:p text:style-name="P159"/>
      <text:p text:style-name="P160">Component 10:</text:p>
      <text:p text:style-name="P161">Document (Paragraph): dorothy stood doorway looked around could see nothing great gray prairie every side tree house broke broad sweep flat country reached edge sky direction sun baked plowed land gray mass little crack running even grass green sun burned top long blade gray color seen everywhere house painted sun blistered paint rain washed away house dull gray everything else</text:p>
      <text:p text:style-name="P162">Highest Membership Probability: 1.0</text:p>
      <text:p text:style-name="P163"><text:s/>g) discussion:</text:p>
      <text:p text:style-name="Normal"><text:span text:style-name="T164">Component 1 has words like filled, moment, roar, truck, ball. Paragraph refers to<text:s/></text:span><text:span text:style-name="T165">Dorothy experiencing the cyclone, the house rocking, and her surroundings</text:span><text:span text:style-name="T166">.<text:s/></text:span><text:span text:style-name="T167">This component focuses on physical sensations, movement, and sensory descriptions, reflecting the action of the cyclone and Dorothy's physical experience within i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05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mma Sjöholm</meta:initial-creator>
    <dc:creator>Emma Sjöholm</dc:creator>
    <meta:creation-date>2024-10-18T15:39:00Z</meta:creation-date>
    <dc:date>2024-10-26T10:27:00Z</dc:date>
    <meta:template xlink:href="Normal" xlink:type="simple"/>
    <meta:editing-cycles>1</meta:editing-cycles>
    <meta:editing-duration>PT672360S</meta:editing-duration>
    <meta:document-statistic meta:page-count="6" meta:paragraph-count="15" meta:word-count="878" meta:character-count="7977" meta:row-count="59" meta:non-whitespace-character-count="7114"/>
  </office:meta>
</office:document-meta>
</file>